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.2638in"/>
    </style:style>
    <style:style style:name="co2" style:family="table-column">
      <style:table-column-properties fo:break-before="auto" style:column-width="1.3193in"/>
    </style:style>
    <style:style style:name="co3" style:family="table-column">
      <style:table-column-properties fo:break-before="auto" style:column-width="2.8201in"/>
    </style:style>
    <style:style style:name="co4" style:family="table-column">
      <style:table-column-properties fo:break-before="auto" style:column-width="1.6665in"/>
    </style:style>
    <style:style style:name="co5" style:family="table-column">
      <style:table-column-properties fo:break-before="auto" style:column-width="0.8335in"/>
    </style:style>
    <style:style style:name="ro1" style:family="table-row">
      <style:table-row-properties style:row-height="0.2083in" fo:break-before="auto" style:use-optimal-row-height="false"/>
    </style:style>
    <style:style style:name="ro2" style:family="table-row">
      <style:table-row-properties style:row-height="0.2083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rotation-align="none"/>
    </style:style>
    <style:style style:name="ce2" style:family="table-cell" style:parent-style-name="Default" style:data-style-name="N99">
      <style:table-cell-properties style:rotation-align="none"/>
    </style:style>
    <style:style style:name="ce3" style:family="table-cell" style:parent-style-name="Default" style:data-style-name="N99"/>
    <style:style style:name="gr1" style:family="graphic">
      <style:graphic-properties draw:textarea-vertical-align="middle"/>
    </style:style>
    <style:style style:name="P1" style:family="paragraph">
      <style:paragraph-properties fo:text-align="start"/>
      <style:text-properties fo:color="#000000" style:text-line-through-style="none" style:text-line-through-type="none" fo:font-size="8pt" fo:font-style="normal" style:text-underline-style="none" fo:font-weight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>
          <form:form form:name="Standard" form:apply-filter="tru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Check Box 1" form:control-implementation="ooo:com.sun.star.form.component.CheckBox" xml:id="control1" form:id="control1" form:visual-effect="flat" form:linked-cell="Sheet1.D1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2" form:control-implementation="ooo:com.sun.star.form.component.CheckBox" xml:id="control2" form:id="control2" form:visual-effect="flat" form:linked-cell="Sheet1.D2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3" form:control-implementation="ooo:com.sun.star.form.component.CheckBox" xml:id="control3" form:id="control3" form:visual-effect="flat" form:linked-cell="Sheet1.D3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4" form:control-implementation="ooo:com.sun.star.form.component.CheckBox" xml:id="control4" form:id="control4" form:visual-effect="flat" form:linked-cell="Sheet1.D4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5" form:control-implementation="ooo:com.sun.star.form.component.CheckBox" xml:id="control5" form:id="control5" form:visual-effect="flat" form:linked-cell="Sheet1.D5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6" form:control-implementation="ooo:com.sun.star.form.component.CheckBox" xml:id="control6" form:id="control6" form:visual-effect="flat" form:linked-cell="Sheet1.D6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7" form:control-implementation="ooo:com.sun.star.form.component.CheckBox" xml:id="control7" form:id="control7" form:visual-effect="flat" form:linked-cell="Sheet1.D8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8" form:control-implementation="ooo:com.sun.star.form.component.CheckBox" xml:id="control8" form:id="control8" form:visual-effect="flat" form:linked-cell="Sheet1.D9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9" form:control-implementation="ooo:com.sun.star.form.component.CheckBox" xml:id="control9" form:id="control9" form:visual-effect="flat" form:linked-cell="Sheet1.D10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10" form:control-implementation="ooo:com.sun.star.form.component.CheckBox" xml:id="control10" form:id="control10" form:visual-effect="flat" form:linked-cell="Sheet1.D12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11" form:control-implementation="ooo:com.sun.star.form.component.CheckBox" xml:id="control11" form:id="control11" form:visual-effect="flat" form:linked-cell="Sheet1.D14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12" form:control-implementation="ooo:com.sun.star.form.component.CheckBox" xml:id="control12" form:id="control12" form:visual-effect="flat" form:linked-cell="Sheet1.D15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13" form:control-implementation="ooo:com.sun.star.form.component.CheckBox" xml:id="control13" form:id="control13" form:visual-effect="flat" form:linked-cell="Sheet1.D17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14" form:control-implementation="ooo:com.sun.star.form.component.CheckBox" xml:id="control14" form:id="control14" form:visual-effect="flat" form:linked-cell="Sheet1.D18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15" form:control-implementation="ooo:com.sun.star.form.component.CheckBox" xml:id="control15" form:id="control15" form:visual-effect="flat" form:linked-cell="Sheet1.D19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16" form:control-implementation="ooo:com.sun.star.form.component.CheckBox" xml:id="control16" form:id="control16" form:visual-effect="flat" form:linked-cell="Sheet1.D20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17" form:control-implementation="ooo:com.sun.star.form.component.CheckBox" xml:id="control17" form:id="control17" form:visual-effect="flat" form:linked-cell="Sheet1.D22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18" form:control-implementation="ooo:com.sun.star.form.component.CheckBox" xml:id="control18" form:id="control18" form:visual-effect="flat" form:linked-cell="Sheet1.D23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19" form:control-implementation="ooo:com.sun.star.form.component.CheckBox" xml:id="control19" form:id="control19" form:visual-effect="flat" form:linked-cell="Sheet1.D24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20" form:control-implementation="ooo:com.sun.star.form.component.CheckBox" xml:id="control20" form:id="control20" form:visual-effect="flat" form:linked-cell="Sheet1.D27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21" form:control-implementation="ooo:com.sun.star.form.component.CheckBox" xml:id="control21" form:id="control21" form:visual-effect="flat" form:linked-cell="Sheet1.D28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22" form:control-implementation="ooo:com.sun.star.form.component.CheckBox" xml:id="control22" form:id="control22" form:visual-effect="flat" form:linked-cell="Sheet1.D29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23" form:control-implementation="ooo:com.sun.star.form.component.CheckBox" xml:id="control23" form:id="control23" form:visual-effect="flat" form:linked-cell="Sheet1.D31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25" form:control-implementation="ooo:com.sun.star.form.component.CheckBox" xml:id="control24" form:id="control24" form:visual-effect="flat" form:linked-cell="Sheet1.D32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26" form:control-implementation="ooo:com.sun.star.form.component.CheckBox" xml:id="control25" form:id="control25" form:visual-effect="flat" form:linked-cell="Sheet1.D34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27" form:control-implementation="ooo:com.sun.star.form.component.CheckBox" xml:id="control26" form:id="control26" form:visual-effect="flat" form:linked-cell="Sheet1.D35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28" form:control-implementation="ooo:com.sun.star.form.component.CheckBox" xml:id="control27" form:id="control27" form:visual-effect="flat" form:linked-cell="Sheet1.D36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29" form:control-implementation="ooo:com.sun.star.form.component.CheckBox" xml:id="control28" form:id="control28" form:visual-effect="flat" form:linked-cell="Sheet1.D38" form:current-state="checked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30" form:control-implementation="ooo:com.sun.star.form.component.CheckBox" xml:id="control29" form:id="control29" form:visual-effect="flat" form:linked-cell="Sheet1.D39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31" form:control-implementation="ooo:com.sun.star.form.component.CheckBox" xml:id="control30" form:id="control30" form:visual-effect="flat" form:linked-cell="Sheet1.D40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32" form:control-implementation="ooo:com.sun.star.form.component.CheckBox" xml:id="control31" form:id="control31" form:visual-effect="flat" form:linked-cell="Sheet1.D41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48" form:control-implementation="ooo:com.sun.star.form.component.CheckBox" xml:id="control32" form:id="control32" form:visual-effect="flat" form:linked-cell="Sheet1.D7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49" form:control-implementation="ooo:com.sun.star.form.component.CheckBox" xml:id="control33" form:id="control33" form:visual-effect="flat" form:linked-cell="Sheet1.D11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50" form:control-implementation="ooo:com.sun.star.form.component.CheckBox" xml:id="control34" form:id="control34" form:visual-effect="flat" form:linked-cell="Sheet1.D13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51" form:control-implementation="ooo:com.sun.star.form.component.CheckBox" xml:id="control35" form:id="control35" form:visual-effect="flat" form:linked-cell="Sheet1.D16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54" form:control-implementation="ooo:com.sun.star.form.component.CheckBox" xml:id="control36" form:id="control36" form:visual-effect="flat" form:linked-cell="Sheet1.D25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55" form:control-implementation="ooo:com.sun.star.form.component.CheckBox" xml:id="control37" form:id="control37" form:visual-effect="flat" form:linked-cell="Sheet1.D26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56" form:control-implementation="ooo:com.sun.star.form.component.CheckBox" xml:id="control38" form:id="control38" form:visual-effect="flat" form:linked-cell="Sheet1.D30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57" form:control-implementation="ooo:com.sun.star.form.component.CheckBox" xml:id="control39" form:id="control39" form:visual-effect="flat" form:linked-cell="Sheet1.D37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59" form:control-implementation="ooo:com.sun.star.form.component.CheckBox" xml:id="control40" form:id="control40" form:visual-effect="flat" form:linked-cell="Sheet1.D33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60" form:control-implementation="ooo:com.sun.star.form.component.CheckBox" xml:id="control41" form:id="control41" form:visual-effect="flat" form:linked-cell="Sheet1.D42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61" form:control-implementation="ooo:com.sun.star.form.component.CheckBox" xml:id="control42" form:id="control42" form:visual-effect="flat" form:linked-cell="Sheet1.D21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</form:form>
        </office:forms>
        <table:shapes>
          <draw:control draw:z-index="0" draw:style-name="gr1" draw:text-style-name="P1" svg:width="0.45in" svg:height="0.2307in" svg:x="5.4327in" svg:y="0in" draw:control="control1"/>
          <draw:control draw:z-index="1" draw:style-name="gr1" draw:text-style-name="P1" svg:width="0.45in" svg:height="0.2307in" svg:x="5.4327in" svg:y="0.1984in" draw:control="control2"/>
          <draw:control draw:z-index="2" draw:style-name="gr1" draw:text-style-name="P1" svg:width="0.45in" svg:height="0.2307in" svg:x="5.4327in" svg:y="0.4067in" draw:control="control3"/>
          <draw:control draw:z-index="3" draw:style-name="gr1" draw:text-style-name="P1" svg:width="0.45in" svg:height="0.2307in" svg:x="5.4327in" svg:y="0.615in" draw:control="control4"/>
          <draw:control draw:z-index="4" draw:style-name="gr1" draw:text-style-name="P1" svg:width="0.45in" svg:height="0.2307in" svg:x="5.4327in" svg:y="0.8232in" draw:control="control5"/>
          <draw:control draw:z-index="5" draw:style-name="gr1" draw:text-style-name="P1" svg:width="0.45in" svg:height="0.2311in" svg:x="5.4327in" svg:y="1.0315in" draw:control="control6"/>
          <draw:control draw:z-index="6" draw:style-name="gr1" draw:text-style-name="P1" svg:width="0.45in" svg:height="0.2307in" svg:x="5.4327in" svg:y="1.4484in" draw:control="control7"/>
          <draw:control draw:z-index="7" draw:style-name="gr1" draw:text-style-name="P1" svg:width="0.45in" svg:height="0.2307in" svg:x="5.4327in" svg:y="1.6567in" draw:control="control8"/>
          <draw:control draw:z-index="8" draw:style-name="gr1" draw:text-style-name="P1" svg:width="0.45in" svg:height="0.2307in" svg:x="5.4327in" svg:y="1.865in" draw:control="control9"/>
          <draw:control draw:z-index="9" draw:style-name="gr1" draw:text-style-name="P1" svg:width="0.45in" svg:height="0.2311in" svg:x="5.4327in" svg:y="2.2815in" draw:control="control10"/>
          <draw:control draw:z-index="10" draw:style-name="gr1" draw:text-style-name="P1" svg:width="0.45in" svg:height="0.2307in" svg:x="5.4327in" svg:y="2.6984in" draw:control="control11"/>
          <draw:control draw:z-index="11" draw:style-name="gr1" draw:text-style-name="P1" svg:width="0.45in" svg:height="0.2307in" svg:x="5.4327in" svg:y="2.9067in" draw:control="control12"/>
          <draw:control draw:z-index="12" draw:style-name="gr1" draw:text-style-name="P1" svg:width="0.45in" svg:height="0.2307in" svg:x="5.4327in" svg:y="3.3346in" draw:control="control13"/>
          <draw:control draw:z-index="13" draw:style-name="gr1" draw:text-style-name="P1" svg:width="0.45in" svg:height="0.2311in" svg:x="5.4327in" svg:y="3.5315in" draw:control="control14"/>
          <draw:control draw:z-index="14" draw:style-name="gr1" draw:text-style-name="P1" svg:width="0.45in" svg:height="0.2307in" svg:x="5.4327in" svg:y="3.7402in" draw:control="control15"/>
          <draw:control draw:z-index="15" draw:style-name="gr1" draw:text-style-name="P1" svg:width="0.45in" svg:height="0.2307in" svg:x="5.4327in" svg:y="3.9484in" draw:control="control16"/>
          <draw:control draw:z-index="16" draw:style-name="gr1" draw:text-style-name="P1" svg:width="0.45in" svg:height="0.2307in" svg:x="5.4327in" svg:y="4.365in" draw:control="control17"/>
          <draw:control draw:z-index="17" draw:style-name="gr1" draw:text-style-name="P1" svg:width="0.45in" svg:height="0.2307in" svg:x="5.4327in" svg:y="4.5732in" draw:control="control18"/>
          <draw:control draw:z-index="18" draw:style-name="gr1" draw:text-style-name="P1" svg:width="0.45in" svg:height="0.2311in" svg:x="5.4327in" svg:y="4.7815in" draw:control="control19"/>
          <draw:control draw:z-index="19" draw:style-name="gr1" draw:text-style-name="P1" svg:width="0.45in" svg:height="0.2307in" svg:x="5.4327in" svg:y="5.4067in" draw:control="control20"/>
          <draw:control draw:z-index="20" draw:style-name="gr1" draw:text-style-name="P1" svg:width="0.45in" svg:height="0.2307in" svg:x="5.4327in" svg:y="5.615in" draw:control="control21"/>
          <draw:control draw:z-index="21" draw:style-name="gr1" draw:text-style-name="P1" svg:width="0.45in" svg:height="0.2307in" svg:x="5.4327in" svg:y="5.8232in" draw:control="control22"/>
          <draw:control draw:z-index="22" draw:style-name="gr1" draw:text-style-name="P1" svg:width="0.45in" svg:height="0.2307in" svg:x="5.4327in" svg:y="6.2402in" draw:control="control23"/>
          <draw:control draw:z-index="23" draw:style-name="gr1" draw:text-style-name="P1" svg:width="0.45in" svg:height="0.2307in" svg:x="5.4327in" svg:y="6.4484in" draw:control="control24"/>
          <draw:control draw:z-index="24" draw:style-name="gr1" draw:text-style-name="P1" svg:width="0.45in" svg:height="0.2307in" svg:x="5.4327in" svg:y="6.865in" draw:control="control25"/>
          <draw:control draw:z-index="25" draw:style-name="gr1" draw:text-style-name="P1" svg:width="0.45in" svg:height="0.2307in" svg:x="5.4327in" svg:y="7.0732in" draw:control="control26"/>
          <draw:control draw:z-index="26" draw:style-name="gr1" draw:text-style-name="P1" svg:width="0.45in" svg:height="0.2311in" svg:x="5.4327in" svg:y="7.2815in" draw:control="control27"/>
          <draw:control draw:z-index="27" draw:style-name="gr1" draw:text-style-name="P1" svg:width="0.45in" svg:height="0.2307in" svg:x="5.4327in" svg:y="7.6984in" draw:control="control28"/>
          <draw:control draw:z-index="28" draw:style-name="gr1" draw:text-style-name="P1" svg:width="0.45in" svg:height="0.2307in" svg:x="5.4327in" svg:y="7.9067in" draw:control="control29"/>
          <draw:control draw:z-index="29" draw:style-name="gr1" draw:text-style-name="P1" svg:width="0.45in" svg:height="0.2307in" svg:x="5.4327in" svg:y="8.115in" draw:control="control30"/>
          <draw:control draw:z-index="30" draw:style-name="gr1" draw:text-style-name="P1" svg:width="0.45in" svg:height="0.2307in" svg:x="5.4327in" svg:y="8.3232in" draw:control="control31"/>
          <draw:control draw:z-index="31" draw:style-name="gr1" draw:text-style-name="P1" svg:width="0.45in" svg:height="0.2307in" svg:x="5.4327in" svg:y="1.2402in" draw:control="control32"/>
          <draw:control draw:z-index="32" draw:style-name="gr1" draw:text-style-name="P1" svg:width="0.45in" svg:height="0.2307in" svg:x="5.4327in" svg:y="2.0732in" draw:control="control33"/>
          <draw:control draw:z-index="33" draw:style-name="gr1" draw:text-style-name="P1" svg:width="0.45in" svg:height="0.2307in" svg:x="5.4327in" svg:y="2.4902in" draw:control="control34"/>
          <draw:control draw:z-index="34" draw:style-name="gr1" draw:text-style-name="P1" svg:width="0.45in" svg:height="0.2307in" svg:x="5.4327in" svg:y="3.115in" draw:control="control35"/>
          <draw:control draw:z-index="35" draw:style-name="gr1" draw:text-style-name="P1" svg:width="0.45in" svg:height="0.2307in" svg:x="5.4327in" svg:y="4.9902in" draw:control="control36"/>
          <draw:control draw:z-index="36" draw:style-name="gr1" draw:text-style-name="P1" svg:width="0.45in" svg:height="0.2307in" svg:x="5.4327in" svg:y="5.1984in" draw:control="control37"/>
          <draw:control draw:z-index="37" draw:style-name="gr1" draw:text-style-name="P1" svg:width="0.45in" svg:height="0.2311in" svg:x="5.4327in" svg:y="6.0315in" draw:control="control38"/>
          <draw:control draw:z-index="38" draw:style-name="gr1" draw:text-style-name="P1" svg:width="0.45in" svg:height="0.2307in" svg:x="5.4327in" svg:y="7.4902in" draw:control="control39"/>
          <draw:control draw:z-index="39" draw:style-name="gr1" draw:text-style-name="P1" svg:width="0.45in" svg:height="0.2307in" svg:x="5.4327in" svg:y="6.6567in" draw:control="control40"/>
          <draw:control draw:z-index="40" draw:style-name="gr1" draw:text-style-name="P1" svg:width="0.45in" svg:height="0.2311in" svg:x="5.4327in" svg:y="8.5429in" draw:control="control41"/>
          <draw:control draw:z-index="41" draw:style-name="gr1" draw:text-style-name="P1" svg:width="0.45in" svg:height="0.2307in" svg:x="5.4327in" svg:y="4.1567in" draw:control="control42"/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office:value-type="string" calcext:value-type="string">
            <text:p>attMuSigma</text:p>
          </table:table-cell>
          <table:table-cell office:value-type="string" calcext:value-type="string">
            <text:p>musigma12</text:p>
          </table:table-cell>
          <table:table-cell office:value-type="string" calcext:value-type="string">
            <text:p>advanced_dropdown_option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anonymous_user</text:p>
          </table:table-cell>
          <table:table-cell table:style-name="ce2" table:formula="of:=FALSE()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asset</text:p>
          </table:table-cell>
          <table:table-cell table:style-name="ce2" table:formula="of:=FALSE()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cell_numbers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cell_status</text:p>
          </table:table-cell>
          <table:table-cell table:style-name="ce2" table:formula="of:=FALSE()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comments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context_output</text:p>
          </table:table-cell>
          <table:table-cell table:style-name="ce2" table:formula="of:=FALSE()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dataframe_div</text:p>
          </table:table-cell>
          <table:table-cell table:style-name="ce2" table:formula="of:=FALSE()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deleting_notebook</text:p>
          </table:table-cell>
          <table:table-cell table:style-name="ce2" table:formula="of:=FALSE()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direct_output</text:p>
          </table:table-cell>
          <table:table-cell table:style-name="ce2" table:formula="of:=FALSE()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enable_disable</text:p>
          </table:table-cell>
          <table:table-cell table:style-name="ce2" table:formula="of:=FALSE()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fcs</text:p>
          </table:table-cell>
          <table:table-cell table:style-name="ce2" table:formula="of:=FALSE()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file_upload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history</text:p>
          </table:table-cell>
          <table:table-cell table:style-name="ce2" table:formula="of:=FALSE()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load_notebook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locator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login_logout</text:p>
          </table:table-cell>
          <table:table-cell table:style-name="ce3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logout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markdown_cells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new_shareable_link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notebook_folder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notebook_info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notebook_naming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other_functionalities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png</text:p>
          </table:table-cell>
          <table:table-cell table:style-name="ce3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png1</text:p>
          </table:table-cell>
          <table:table-cell table:style-name="ce3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private</text:p>
          </table:table-cell>
          <table:table-cell table:style-name="ce3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python_cells</text:p>
          </table:table-cell>
          <table:table-cell table:style-name="ce3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_cells</text:p>
          </table:table-cell>
          <table:table-cell table:style-name="ce3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ecent</text:p>
          </table:table-cell>
          <table:table-cell table:style-name="ce3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un_all</text:p>
          </table:table-cell>
          <table:table-cell table:style-name="ce3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saving_contents</text:p>
          </table:table-cell>
          <table:table-cell table:style-name="ce3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search</text:p>
          </table:table-cell>
          <table:table-cell table:style-name="ce3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1" office:value-type="string" calcext:value-type="string">
            <text:p>sessions_nd_help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1" office:value-type="string" calcext:value-type="string">
            <text:p>settings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1" office:value-type="string" calcext:value-type="string">
            <text:p>shareable_link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1" office:value-type="string" calcext:value-type="string">
            <text:p>shell_cell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1" office:value-type="string" calcext:value-type="string">
            <text:p>split_coalesce</text:p>
          </table:table-cell>
          <table:table-cell table:style-name="ce2" office:value-type="boolean" office:boolean-value="true" calcext:value-type="boolean">
            <text:p>TRUE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1" office:value-type="string" calcext:value-type="string">
            <text:p>star_count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1" office:value-type="string" calcext:value-type="string">
            <text:p>stop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1" office:value-type="string" calcext:value-type="string">
            <text:p>verify_output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1" office:value-type="string" calcext:value-type="string">
            <text:p>workspace_div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 table:number-rows-repeated="65493">
          <table:table-cell table:number-columns-repeated="1024"/>
        </table:table-row>
        <table:table-row table:style-name="ro2" table:number-rows-repeated="98304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number-style style:name="N126P0" style:volatile="true">
      <number:text>TRUE</number:text>
    </number:number-style>
    <number:number-style style:name="N126P1" style:volatile="true">
      <number:text>TRUE</number:text>
    </number:number-style>
    <number:number-style style:name="N126">
      <number:text>FALSE</number:text>
      <style:map style:condition="value()&gt;0" style:apply-style-name="N126P0"/>
      <style:map style:condition="value()&lt;0" style:apply-style-name="N126P1"/>
    </number:number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Droid Sans Fallback" style:font-family-asian="'Droid Sans Fallback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08">00/00/0000</text:date>, <text:time style:data-style-name="N2" text:time-value="12:32:05.92902288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eshmukh Sanket Yashwantrao</meta:initial-creator>
    <meta:editing-cycles>35</meta:editing-cycles>
    <meta:print-date>2015-08-11T07:19:34</meta:print-date>
    <meta:creation-date>2015-08-11T07:17:40</meta:creation-date>
    <dc:date>2016-07-08T14:27:12.597063873</dc:date>
    <meta:editing-duration>PT10H57M27S</meta:editing-duration>
    <meta:generator>LibreOffice/4.2.8.2$Linux_X86_64 LibreOffice_project/420m0$Build-2</meta:generator>
    <meta:document-statistic meta:table-count="1" meta:cell-count="86" meta:object-count="42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